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ook Antigua" svg:font-family="'Book Antigua'"/>
    <style:font-face style:name="Lohit Devanagari1" svg:font-family="'Lohit Devanagari'"/>
    <style:font-face style:name="proxima-nova" svg:font-family="proxima-nova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4pt" fo:font-weight="bold" officeooo:rsid="00122402" officeooo:paragraph-rsid="00122402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fo:font-weight="normal" officeooo:rsid="00122402" officeooo:paragraph-rsid="00122402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2pt" fo:font-weight="normal" officeooo:rsid="00122402" officeooo:paragraph-rsid="00122402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style:font-name="Ubuntu" fo:font-size="12pt" fo:font-weight="bold" officeooo:rsid="00136f6d" officeooo:paragraph-rsid="00136f6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style:font-name="Ubuntu" fo:font-size="12pt" fo:font-weight="bold" officeooo:rsid="0014a44a" officeooo:paragraph-rsid="0014a44a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00" style:font-name="Ubuntu" fo:font-size="11pt" fo:font-weight="normal" officeooo:rsid="00122402" officeooo:paragraph-rsid="00122402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Ubuntu" fo:font-size="11pt" fo:font-weight="normal" officeooo:rsid="00136f6d" officeooo:paragraph-rsid="00136f6d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Ubuntu" fo:font-size="11pt" fo:font-weight="normal" officeooo:rsid="00136f6d" officeooo:paragraph-rsid="0014a44a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Ubuntu" fo:font-size="11pt" fo:font-weight="normal" officeooo:rsid="0014a44a" officeooo:paragraph-rsid="0014a44a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Ubuntu" fo:font-size="11pt" fo:font-weight="bold" officeooo:rsid="00136f6d" officeooo:paragraph-rsid="00136f6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000000" style:font-name="Ubuntu" fo:font-size="11pt" fo:font-weight="bold" officeooo:rsid="00136f6d" officeooo:paragraph-rsid="0014a44a" style:font-size-asian="11pt" style:font-weight-asian="bold" style:font-size-complex="11pt" style:font-weight-complex="bold"/>
    </style:style>
    <style:style style:name="P12" style:family="paragraph" style:parent-style-name="Standard">
      <style:paragraph-properties fo:margin-top="0in" fo:margin-bottom="0.0945in" loext:contextual-spacing="false" fo:text-align="justify" style:justify-single-word="false" fo:orphans="2" fo:widows="2" fo:padding="0in" fo:border="none"/>
      <style:text-properties fo:font-variant="normal" fo:text-transform="none" fo:color="#000000" style:font-name="Ubuntu" fo:font-size="11pt" fo:letter-spacing="normal" fo:font-style="normal" fo:font-weight="normal" officeooo:rsid="0014e624" officeooo:paragraph-rsid="0014e624" style:font-size-asian="11pt" style:font-weight-asian="normal" style:font-size-complex="11pt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fo:color="#000000" style:font-name="Ubuntu" fo:font-size="11pt" fo:font-weight="normal" officeooo:paragraph-rsid="0014a44a"/>
    </style:style>
    <style:style style:name="P14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orphans="2" fo:widows="2" fo:text-indent="0in" style:auto-text-indent="false" fo:background-color="transparent" fo:padding="0in" fo:border="none"/>
      <style:text-properties fo:font-variant="normal" fo:text-transform="none" fo:color="#000000" style:font-name="Ubuntu" fo:font-size="11pt" fo:letter-spacing="normal" fo:font-style="normal" fo:font-weight="bold" officeooo:rsid="0014e624" officeooo:paragraph-rsid="0014e624" style:font-size-asian="11pt" style:font-weight-asian="bold" style:font-size-complex="11pt" style:font-weight-complex="bold"/>
    </style:style>
    <style:style style:name="P15" style:family="paragraph" style:parent-style-name="Text_20_body">
      <style:paragraph-properties fo:margin-top="0in" fo:margin-bottom="0.0945in" loext:contextual-spacing="false" fo:orphans="2" fo:widows="2" fo:padding="0in" fo:border="none"/>
      <style:text-properties fo:font-variant="normal" fo:text-transform="none" fo:color="#000000" style:font-name="Ubuntu" fo:font-size="11pt" fo:letter-spacing="normal" fo:font-style="normal" fo:font-weight="bold" officeooo:paragraph-rsid="0014a44a"/>
    </style:style>
    <style:style style:name="P16" style:family="paragraph" style:parent-style-name="Text_20_body" style:list-style-name="L4" style:master-page-name="">
      <loext:graphic-properties draw:fill="none"/>
      <style:paragraph-properties fo:margin-left="-0.1252in" fo:margin-right="0in" fo:margin-top="0in" fo:margin-bottom="0.0945in" loext:contextual-spacing="false" fo:line-height="115%" fo:text-align="justify" style:justify-single-word="false" fo:orphans="2" fo:widows="2" fo:text-indent="0in" style:auto-text-indent="false" style:page-number="auto" fo:background-color="transparent" fo:padding="0in" fo:border="none"/>
      <style:text-properties fo:font-variant="normal" fo:text-transform="none" fo:color="#000000" style:font-name="Ubuntu" fo:font-size="11pt" fo:letter-spacing="normal" fo:font-style="normal" fo:font-weight="normal" officeooo:rsid="0014a44a" officeooo:paragraph-rsid="0016ce22" style:font-size-asian="11pt" style:font-size-complex="11pt"/>
    </style:style>
    <style:style style:name="P17" style:family="paragraph" style:parent-style-name="Text_20_body" style:list-style-name="L4" style:master-page-name="">
      <loext:graphic-properties draw:fill="none"/>
      <style:paragraph-properties fo:margin-left="-0.1252in" fo:margin-right="0in" fo:margin-top="0in" fo:margin-bottom="0.0972in" loext:contextual-spacing="false" fo:line-height="115%" fo:orphans="2" fo:widows="2" fo:text-indent="0in" style:auto-text-indent="false" style:page-number="auto" fo:background-color="transparent" fo:padding="0in" fo:border="none"/>
      <style:text-properties fo:font-variant="normal" fo:text-transform="none" fo:color="#000000" style:font-name="Ubuntu" fo:font-size="11pt" fo:letter-spacing="normal" fo:font-style="normal" fo:font-weight="normal" officeooo:rsid="0014a44a" officeooo:paragraph-rsid="0014a44a" style:font-size-asian="11pt" style:font-size-complex="11pt"/>
    </style:style>
    <style:style style:name="P18" style:family="paragraph" style:parent-style-name="Text_20_body" style:list-style-name="L4">
      <loext:graphic-properties draw:fill="none"/>
      <style:paragraph-properties fo:margin-left="-0.1252in" fo:margin-right="0in" fo:margin-top="0in" fo:margin-bottom="0.0972in" loext:contextual-spacing="false" fo:line-height="115%" fo:orphans="2" fo:widows="2" fo:text-indent="0in" style:auto-text-indent="false" fo:background-color="transparent" fo:padding="0in" fo:border="none"/>
      <style:text-properties fo:color="#000000" style:font-name="Ubuntu" fo:font-size="11pt" fo:font-weight="normal" officeooo:rsid="0014a44a" officeooo:paragraph-rsid="0014e624" style:font-size-asian="11pt" style:font-size-complex="11pt"/>
    </style:style>
    <style:style style:name="P19" style:family="paragraph" style:parent-style-name="Text_20_body" style:list-style-name="L4">
      <loext:graphic-properties draw:fill="none"/>
      <style:paragraph-properties fo:margin-left="-0.1252in" fo:margin-right="0in" fo:margin-top="0in" fo:margin-bottom="0.0972in" loext:contextual-spacing="false" fo:line-height="115%" fo:text-align="justify" style:justify-single-word="false" fo:orphans="2" fo:widows="2" fo:text-indent="0in" style:auto-text-indent="false" fo:background-color="transparent" fo:padding="0in" fo:border="none"/>
      <style:text-properties fo:font-variant="normal" fo:text-transform="none" fo:color="#000000" style:font-name="Ubuntu" fo:font-size="11pt" fo:letter-spacing="normal" fo:font-style="normal" fo:font-weight="normal" officeooo:rsid="0014e624" officeooo:paragraph-rsid="0014e624" style:font-size-asian="11pt" style:font-weight-asian="normal" style:font-size-complex="11pt" style:font-weight-complex="normal"/>
    </style:style>
    <style:style style:name="P20" style:family="paragraph" style:parent-style-name="Text_20_body" style:list-style-name="L4" style:master-page-name="">
      <loext:graphic-properties draw:fill="none"/>
      <style:paragraph-properties fo:margin-left="-0.1252in" fo:margin-right="0in" fo:margin-top="0in" fo:margin-bottom="0.0972in" loext:contextual-spacing="false" fo:line-height="115%" fo:text-align="justify" style:justify-single-word="false" fo:orphans="2" fo:widows="2" fo:text-indent="0in" style:auto-text-indent="false" style:page-number="auto" fo:background-color="transparent" fo:padding="0in" fo:border="none"/>
      <style:text-properties fo:font-variant="normal" fo:text-transform="none" fo:color="#000000" style:font-name="Ubuntu" fo:font-size="11pt" fo:letter-spacing="normal" fo:font-style="normal" fo:font-weight="normal" officeooo:rsid="0014e624" officeooo:paragraph-rsid="0014e624" style:font-size-asian="11pt" style:font-weight-asian="normal" style:font-size-complex="11pt" style:font-weight-complex="normal"/>
    </style:style>
    <style:style style:name="P21" style:family="paragraph" style:parent-style-name="Text_20_body" style:list-style-name="L4" style:master-page-name="">
      <loext:graphic-properties draw:fill="none"/>
      <style:paragraph-properties fo:margin-left="-0.1252in" fo:margin-right="0in" fo:margin-top="0in" fo:margin-bottom="0.0972in" loext:contextual-spacing="false" fo:line-height="115%" fo:text-align="justify" style:justify-single-word="false" fo:orphans="2" fo:widows="2" fo:text-indent="0in" style:auto-text-indent="false" style:page-number="auto" fo:background-color="transparent" fo:padding="0in" fo:border="none"/>
      <style:text-properties fo:font-variant="normal" fo:text-transform="none" fo:color="#000000" style:font-name="Ubuntu" fo:font-size="11pt" fo:letter-spacing="normal" fo:font-style="normal" fo:font-weight="normal" officeooo:rsid="0014e624" officeooo:paragraph-rsid="0014e624" style:font-size-asian="11pt" style:font-weight-asian="normal" style:font-size-complex="11pt" style:font-weight-complex="normal"/>
    </style:style>
    <style:style style:name="P22" style:family="paragraph"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officeooo:rsid="00136f6d"/>
    </style:style>
    <style:style style:name="T3" style:family="text">
      <style:text-properties fo:color="#000000" style:font-name="Ubuntu" fo:font-size="11pt" style:font-size-asian="11pt" style:font-size-complex="11pt"/>
    </style:style>
    <style:style style:name="T4" style:family="text">
      <style:text-properties fo:font-weight="normal" officeooo:rsid="0014a44a" style:font-size-asian="11pt" style:font-weight-asian="normal" style:font-size-complex="11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letter-spacing="normal" fo:font-style="normal"/>
    </style:style>
    <style:style style:name="T7" style:family="text">
      <style:text-properties fo:font-variant="normal" fo:text-transform="none" fo:letter-spacing="normal" fo:font-style="normal" fo:font-weight="bold"/>
    </style:style>
    <style:style style:name="T8" style:family="text">
      <style:text-properties fo:font-variant="normal" fo:text-transform="none" fo:letter-spacing="normal" fo:font-style="normal" fo:font-weight="bold" officeooo:rsid="0014a44a" style:font-size-asian="11pt" style:font-size-complex="11pt"/>
    </style:style>
    <style:style style:name="T9" style:family="text">
      <style:text-properties fo:font-variant="normal" fo:text-transform="none" fo:letter-spacing="normal" fo:font-style="normal" officeooo:rsid="0014e624"/>
    </style:style>
    <style:style style:name="T10" style:family="text">
      <style:text-properties fo:font-variant="normal" fo:text-transform="none" fo:letter-spacing="normal" fo:font-style="normal" officeooo:rsid="0014a44a" style:font-size-asian="11pt" style:font-weight-asian="normal" style:font-size-complex="11pt" style:font-weight-complex="normal"/>
    </style:style>
    <style:style style:name="T11" style:family="text">
      <style:text-properties style:font-weight-asian="normal" style:font-weight-complex="normal"/>
    </style:style>
    <style:style style:name="T12" style:family="text">
      <style:text-properties officeooo:rsid="0014a44a" style:font-size-asian="11pt" style:font-weight-asian="bold" style:font-size-complex="11pt" style:font-weight-complex="bold"/>
    </style:style>
    <style:style style:name="T13" style:family="text">
      <style:text-properties officeooo:rsid="0014e624" style:font-size-asian="11pt" style:font-weight-asian="bold" style:font-size-complex="11pt" style:font-weight-complex="bold"/>
    </style:style>
    <style:style style:name="T14" style:family="text">
      <style:text-properties officeooo:rsid="0016ce22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nna Matviichuk</text:p>
      <text:p text:style-name="P2">Data Science Student</text:p>
      <text:p text:style-name="P2"/>
      <text:p text:style-name="P3">github: aejiou <text:tab/><text:tab/>|<text:tab/><text:a xlink:type="simple" xlink:href="mailto:khandro.an@gmail.com" text:style-name="Internet_20_link" text:visited-style-name="Visited_20_Internet_20_Link">khandro.an@gmail.com</text:a><text:tab/><text:tab/>|<text:tab/>+1 415 712 8854 <text:s text:c="7"/><text:span text:style-name="T1">.</text:span></text:p>
      <text:p text:style-name="P6"><text:span text:style-name="T2">A</text:span>n aspiring data scientist who enjoys exploring unknown territories and doing things very few have done before. Started my career in IT as a web developer back in 98 <text:span text:style-name="T2">in </text:span>at the start of the industry and worked for 15 years <text:span text:style-name="T2">watching</text:span> the web evolve. <text:span text:style-name="T2">Seeking opportunities to explore new applications of technologies in daily life. Self-disciplined and passionate about coding.</text:span></text:p>
      <text:p text:style-name="P6"/>
      <text:p text:style-name="P4">Skills</text:p>
      <text:p text:style-name="P4"><draw:line text:anchor-type="paragraph" draw:z-index="0" draw:name="Shape1" draw:style-name="gr1" draw:text-style-name="P22" svg:x1="-0.0138in" svg:y1="0.078in" svg:x2="6.9862in" svg:y2="0.078in"><text:p/></draw:line></text:p>
      <text:p text:style-name="P10">Programming and data analysis</text:p>
      <text:p text:style-name="P7">Python, C++</text:p>
      <text:p text:style-name="P7"/>
      <text:p text:style-name="P10">Database management</text:p>
      <text:p text:style-name="P7">SQL</text:p>
      <text:p text:style-name="P7"/>
      <text:p text:style-name="P11">Web development<text:tab/><text:tab/><text:tab/><text:tab/><text:tab/><text:tab/>Graphic design</text:p>
      <text:p text:style-name="P8">PHP, HTML, JavaScript, CSS<text:tab/><text:tab/><text:tab/><text:tab/><text:tab/>Photoshop, Illustrator, Premiere</text:p>
      <text:p text:style-name="P7"/>
      <text:p text:style-name="P5">Experience</text:p>
      <text:p text:style-name="P9"><draw:line text:anchor-type="paragraph" draw:z-index="1" draw:name="Shape1" draw:style-name="gr1" draw:text-style-name="P22" svg:x1="-0.0138in" svg:y1="0.078in" svg:x2="6.9862in" svg:y2="0.078in"><text:p/></draw:line></text:p>
      <text:p text:style-name="P13"><text:span text:style-name="Strong_20_Emphasis"><text:span text:style-name="T8">Data Science Immersive, </text:span></text:span><text:span text:style-name="T10">Galvanize January 2019 - April 2019</text:span></text:p>
      <text:list xml:id="list1955634389" text:style-name="L4">
        <text:list-item>
          <text:p text:style-name="P16"><text:span text:style-name="T11">3-month, 700+ hour data science immersive training program covering core data science areas and skills including probability and statistics, databases, machine learning algorithms, and data visualization. Main technologies used: Python, SQL, Pandas, Scikit-Learn, MongoDB, Spark.</text:span></text:p>
        </text:list-item>
      </text:list>
      <text:p text:style-name="P15"><text:span text:style-name="T12">Freelance web-developer </text:span><text:span text:style-name="T13">and graphic designer</text:span><text:span text:style-name="T12">, </text:span><text:span text:style-name="T4">self-employed 2001 – 2013</text:span></text:p>
      <text:list xml:id="list222230751524817" text:continue-numbering="true" text:style-name="L4">
        <text:list-item>
          <text:p text:style-name="P17">Created various web-sites for small/medium sized companies using my own CMS built upon PHP/MySQL/JavaScript. </text:p>
        </text:list-item>
        <text:list-item>
          <text:p text:style-name="P18"><text:span text:style-name="T6">Other non-commercial projects such as a personal photobank and an art catalogue.</text:span></text:p>
        </text:list-item>
        <text:list-item>
          <text:p text:style-name="P18"><text:span text:style-name="T9">Illustration, logotype and identity design, photo manipulation.</text:span><text:span text:style-name="T6"> </text:span></text:p>
        </text:list-item>
      </text:list>
      <text:p text:style-name="P12"><text:span text:style-name="T5">Graphic designer,</text:span> 2000-2001 (Moscow, Russia)</text:p>
      <text:list xml:id="list222231197153286" text:continue-numbering="true" text:style-name="L4">
        <text:list-item>
          <text:p text:style-name="P20">Art.Lebedev Studio.</text:p>
        </text:list-item>
        <text:list-item>
          <text:p text:style-name="P19">DEFA.</text:p>
        </text:list-item>
      </text:list>
      <text:p text:style-name="P14">Personal/hobbies</text:p>
      <text:list xml:id="list222231290018455" text:continue-numbering="true" text:style-name="L4">
        <text:list-item>
          <text:p text:style-name="P20">Street style <text:span text:style-name="T14">and</text:span> <text:s/>travel photography.</text:p>
        </text:list-item>
        <text:list-item>
          <text:p text:style-name="P19">12+ years of <text:span text:style-name="T14">sole</text:span> travels around the world <text:span text:style-name="T14">(</text:span>8 years in <text:span text:style-name="T14">SE</text:span>A<text:span text:style-name="T14">)</text:span>, <text:span text:style-name="T14">have good understanding of various cultures and extensive experience of communication with people from very different backgrounds</text:span>.</text:p>
        </text:list-item>
        <text:list-item>
          <text:p text:style-name="P19">Studied Buddhist philosophy in India and Nepal, engaged in solitary meditation retreat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ook Antigua" svg:font-family="'Book Antigua'"/>
    <style:font-face style:name="Lohit Devanagari1" svg:font-family="'Lohit Devanagari'"/>
    <style:font-face style:name="proxima-nova" svg:font-family="proxima-nova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21:33:34.060035108</meta:creation-date>
    <dc:date>2019-01-21T22:22:30.348507470</dc:date>
    <meta:editing-duration>PT4M35S</meta:editing-duration>
    <meta:editing-cycles>1</meta:editing-cycles>
    <meta:document-statistic meta:table-count="0" meta:image-count="0" meta:object-count="0" meta:page-count="1" meta:paragraph-count="25" meta:word-count="247" meta:character-count="1723" meta:non-whitespace-character-count="1487"/>
    <meta:generator>LibreOffice/6.0.7.3$Linux_X86_64 LibreOffice_project/00m0$Build-3</meta:generator>
  </office:meta>
</office:document-meta>
</file>